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26000000FA9C3F27F97A3CB667.png" manifest:media-type="image/png"/>
  <manifest:file-entry manifest:full-path="Pictures/100002010000003700000040D048C39754851243.png" manifest:media-type="image/png"/>
  <manifest:file-entry manifest:full-path="Pictures/10000201000000370000004043863E6FA720894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508cm" fo:margin-left="0cm" fo:break-before="column" table:align="left"/>
    </style:style>
    <style:style style:name="Table1.A" style:family="table-column">
      <style:table-column-properties style:column-width="4.5cm"/>
    </style:style>
    <style:style style:name="Table1.B" style:family="table-column">
      <style:table-column-properties style:column-width="6.004cm"/>
    </style:style>
    <style:style style:name="Table1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508cm" fo:margin-left="0cm" fo:break-before="column" table:align="left"/>
    </style:style>
    <style:style style:name="Table4.A" style:family="table-column">
      <style:table-column-properties style:column-width="4.5cm"/>
    </style:style>
    <style:style style:name="Table4.B" style:family="table-column">
      <style:table-column-properties style:column-width="6.004cm"/>
    </style:style>
    <style:style style:name="Table4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4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508cm" fo:margin-left="0cm" fo:break-before="column" table:align="left"/>
    </style:style>
    <style:style style:name="Table5.A" style:family="table-column">
      <style:table-column-properties style:column-width="4.5cm"/>
    </style:style>
    <style:style style:name="Table5.B" style:family="table-column">
      <style:table-column-properties style:column-width="6.004cm"/>
    </style:style>
    <style:style style:name="Table5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5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501cm" table:align="margins"/>
    </style:style>
    <style:style style:name="Table6.A" style:family="table-column">
      <style:table-column-properties style:column-width="4.001cm" style:rel-column-width="15888*"/>
    </style:style>
    <style:style style:name="Table6.B" style:family="table-column">
      <style:table-column-properties style:column-width="12.501cm" style:rel-column-width="49647*"/>
    </style:style>
    <style:style style:name="Table6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6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501cm" table:align="margins"/>
    </style:style>
    <style:style style:name="Table7.A" style:family="table-column">
      <style:table-column-properties style:column-width="4.001cm" style:rel-column-width="15888*"/>
    </style:style>
    <style:style style:name="Table7.B" style:family="table-column">
      <style:table-column-properties style:column-width="12.501cm" style:rel-column-width="49647*"/>
    </style:style>
    <style:style style:name="Table7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7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6.501cm" table:align="margins"/>
    </style:style>
    <style:style style:name="Table8.A" style:family="table-column">
      <style:table-column-properties style:column-width="4.001cm" style:rel-column-width="15888*"/>
    </style:style>
    <style:style style:name="Table8.B" style:family="table-column">
      <style:table-column-properties style:column-width="12.501cm" style:rel-column-width="49647*"/>
    </style:style>
    <style:style style:name="Table8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8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.501cm" table:align="margins"/>
    </style:style>
    <style:style style:name="Table9.A" style:family="table-column">
      <style:table-column-properties style:column-width="4.001cm" style:rel-column-width="15888*"/>
    </style:style>
    <style:style style:name="Table9.B" style:family="table-column">
      <style:table-column-properties style:column-width="12.501cm" style:rel-column-width="49647*"/>
    </style:style>
    <style:style style:name="Table9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9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6.501cm" table:align="margins"/>
    </style:style>
    <style:style style:name="Table10.A" style:family="table-column">
      <style:table-column-properties style:column-width="4.001cm" style:rel-column-width="15888*"/>
    </style:style>
    <style:style style:name="Table10.B" style:family="table-column">
      <style:table-column-properties style:column-width="12.501cm" style:rel-column-width="49647*"/>
    </style:style>
    <style:style style:name="Table10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0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6.501cm" table:align="margins"/>
    </style:style>
    <style:style style:name="Table11.A" style:family="table-column">
      <style:table-column-properties style:column-width="4.001cm" style:rel-column-width="15888*"/>
    </style:style>
    <style:style style:name="Table11.B" style:family="table-column">
      <style:table-column-properties style:column-width="12.501cm" style:rel-column-width="49647*"/>
    </style:style>
    <style:style style:name="Table11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1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6.501cm" table:align="margins"/>
    </style:style>
    <style:style style:name="Table12.A" style:family="table-column">
      <style:table-column-properties style:column-width="4.001cm" style:rel-column-width="15888*"/>
    </style:style>
    <style:style style:name="Table12.B" style:family="table-column">
      <style:table-column-properties style:column-width="12.501cm" style:rel-column-width="49647*"/>
    </style:style>
    <style:style style:name="Table12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2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6.501cm" table:align="margins"/>
    </style:style>
    <style:style style:name="Table13.A" style:family="table-column">
      <style:table-column-properties style:column-width="4.001cm" style:rel-column-width="15888*"/>
    </style:style>
    <style:style style:name="Table13.B" style:family="table-column">
      <style:table-column-properties style:column-width="12.501cm" style:rel-column-width="49647*"/>
    </style:style>
    <style:style style:name="Table13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3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6.501cm" table:align="margins"/>
    </style:style>
    <style:style style:name="Table14.A" style:family="table-column">
      <style:table-column-properties style:column-width="4.001cm" style:rel-column-width="15888*"/>
    </style:style>
    <style:style style:name="Table14.B" style:family="table-column">
      <style:table-column-properties style:column-width="12.501cm" style:rel-column-width="49647*"/>
    </style:style>
    <style:style style:name="Table14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4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6.501cm" table:align="margins"/>
    </style:style>
    <style:style style:name="Table15.A" style:family="table-column">
      <style:table-column-properties style:column-width="4.001cm" style:rel-column-width="15888*"/>
    </style:style>
    <style:style style:name="Table15.B" style:family="table-column">
      <style:table-column-properties style:column-width="12.501cm" style:rel-column-width="49647*"/>
    </style:style>
    <style:style style:name="Table15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5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6.501cm" table:align="margins"/>
    </style:style>
    <style:style style:name="Table16.A" style:family="table-column">
      <style:table-column-properties style:column-width="4.001cm" style:rel-column-width="15888*"/>
    </style:style>
    <style:style style:name="Table16.B" style:family="table-column">
      <style:table-column-properties style:column-width="12.501cm" style:rel-column-width="49647*"/>
    </style:style>
    <style:style style:name="Table16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6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6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6.501cm" table:align="margins"/>
    </style:style>
    <style:style style:name="Table17.A" style:family="table-column">
      <style:table-column-properties style:column-width="4.001cm" style:rel-column-width="15888*"/>
    </style:style>
    <style:style style:name="Table17.B" style:family="table-column">
      <style:table-column-properties style:column-width="12.501cm" style:rel-column-width="49647*"/>
    </style:style>
    <style:style style:name="Table17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7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7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6.501cm" table:align="margins"/>
    </style:style>
    <style:style style:name="Table18.A" style:family="table-column">
      <style:table-column-properties style:column-width="4.001cm" style:rel-column-width="15888*"/>
    </style:style>
    <style:style style:name="Table18.B" style:family="table-column">
      <style:table-column-properties style:column-width="12.501cm" style:rel-column-width="49647*"/>
    </style:style>
    <style:style style:name="Table18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8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8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8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6.501cm" table:align="margins"/>
    </style:style>
    <style:style style:name="Table19.A" style:family="table-column">
      <style:table-column-properties style:column-width="4.001cm" style:rel-column-width="15888*"/>
    </style:style>
    <style:style style:name="Table19.B" style:family="table-column">
      <style:table-column-properties style:column-width="12.501cm" style:rel-column-width="49647*"/>
    </style:style>
    <style:style style:name="Table19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9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9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9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Table_20_Contents">
      <style:text-properties style:font-name="FreeSans" fo:font-size="14pt" fo:letter-spacing="0.035cm" style:font-size-asian="14pt" style:font-size-complex="14pt"/>
    </style:style>
    <style:style style:name="P8" style:family="paragraph" style:parent-style-name="Table_20_Contents">
      <style:text-properties style:font-name="FreeSans" fo:font-size="14pt" fo:letter-spacing="0.035cm" officeooo:rsid="003db022" officeooo:paragraph-rsid="003db022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FreeSans" fo:font-size="14pt" fo:letter-spacing="0.035cm" officeooo:rsid="003db022" officeooo:paragraph-rsid="003db022" style:font-size-asian="14pt" style:font-size-complex="14pt"/>
    </style:style>
    <style:style style:name="P10" style:family="paragraph" style:parent-style-name="Table_20_Contents">
      <style:text-properties style:font-name="FreeSans" fo:font-size="14pt" fo:letter-spacing="0.035cm" officeooo:paragraph-rsid="003db022" style:font-size-asian="14pt" style:font-size-complex="14pt"/>
    </style:style>
    <style:style style:name="P11" style:family="paragraph" style:parent-style-name="Table_20_Contents">
      <style:text-properties style:font-name="FreeSans" fo:font-size="14pt" fo:letter-spacing="0.035cm" officeooo:rsid="00410255" officeooo:paragraph-rsid="00410255" style:font-size-asian="14pt" style:font-size-complex="14pt"/>
    </style:style>
    <style:style style:name="P12" style:family="paragraph" style:parent-style-name="Table_20_Contents">
      <style:text-properties style:font-name="FreeSans" fo:font-size="14pt" fo:letter-spacing="0.035cm" officeooo:rsid="0042c7ca" officeooo:paragraph-rsid="0042c7ca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488e70" style:font-size-asian="14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4b8421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388103" officeooo:paragraph-rsid="00388103" style:font-size-asian="14pt" style:font-weight-asian="bold" style:font-size-complex="14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388103" officeooo:paragraph-rsid="003db022" style:font-size-asian="14pt" style:font-weight-asian="bold" style:font-size-complex="14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643b3" style:font-size-asian="14pt" style:font-weight-asian="bold" style:font-size-complex="14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b8421" style:font-size-asian="14pt" style:font-weight-asian="bold" style:font-size-complex="14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643b3" style:font-size-asian="14pt" style:font-size-complex="14pt"/>
    </style:style>
    <style:style style:name="P20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b8421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style:font-name="FreeSans" fo:font-size="14pt" fo:letter-spacing="0.035cm" fo:font-style="italic" fo:font-weight="bold" officeooo:rsid="003db022" officeooo:paragraph-rsid="003db022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Footer">
      <style:text-properties fo:font-size="2pt" style:font-size-asian="1.75pt" style:font-size-complex="2pt"/>
    </style:style>
    <style:style style:name="P23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24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8059c" style:font-size-asian="13.1000003814697pt" style:font-size-complex="15pt"/>
    </style:style>
    <style:style style:name="P25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a61b8" style:font-size-asian="13.1000003814697pt" style:font-size-complex="15pt"/>
    </style:style>
    <style:style style:name="P26" style:family="paragraph" style:parent-style-name="Standard">
      <style:paragraph-properties fo:line-height="115%"/>
      <style:text-properties style:font-name="FreeSans" fo:font-size="15pt" fo:letter-spacing="0.035cm" officeooo:rsid="0031d503" officeooo:paragraph-rsid="0031d503" style:font-size-asian="13.1000003814697pt" style:font-size-complex="15pt"/>
    </style:style>
    <style:style style:name="P27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28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6a3a0" style:font-size-asian="14pt" style:font-size-complex="14pt"/>
    </style:style>
    <style:style style:name="P29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851c3" style:font-size-asian="14pt" style:font-size-complex="14pt"/>
    </style:style>
    <style:style style:name="P30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db022" style:font-size-asian="14pt" style:font-size-complex="14pt"/>
    </style:style>
    <style:style style:name="P31" style:family="paragraph" style:parent-style-name="Standard">
      <style:paragraph-properties fo:line-height="115%"/>
      <style:text-properties style:font-name="FreeSans" fo:font-size="14pt" fo:letter-spacing="0.035cm" officeooo:rsid="002a61b8" officeooo:paragraph-rsid="004b8421" style:font-size-asian="14pt" style:font-size-complex="14pt"/>
    </style:style>
    <style:style style:name="P32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33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34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38pt" fo:letter-spacing="0.106cm" fo:font-style="italic" fo:font-weight="bold" officeooo:rsid="0031d503" officeooo:paragraph-rsid="0031d503" style:font-size-asian="40pt" style:font-style-asian="italic" style:font-weight-asian="bold" style:font-size-complex="40pt" style:font-style-complex="italic" style:font-weight-complex="bold"/>
    </style:style>
    <style:style style:name="P35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36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a3a0" officeooo:paragraph-rsid="003851c3" style:font-size-asian="13.1000003814697pt" style:font-weight-asian="bold" style:font-size-complex="15pt" style:font-weight-complex="bold"/>
    </style:style>
    <style:style style:name="P37" style:family="paragraph" style:parent-style-name="Standard">
      <style:paragraph-properties fo:line-height="150%" fo:text-align="start" style:justify-single-word="false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38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39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6a3a0" officeooo:paragraph-rsid="0036a3a0" style:font-size-asian="14pt" style:font-weight-asian="bold" style:font-size-complex="14pt" style:font-weight-complex="bold"/>
    </style:style>
    <style:style style:name="P40" style:family="paragraph" style:parent-style-name="Standard">
      <style:paragraph-properties fo:line-height="150%" fo:text-align="start" style:justify-single-word="false"/>
      <style:text-properties fo:color="#8eb015" style:font-name="FreeSans" fo:font-size="14pt" fo:letter-spacing="0.035cm" fo:font-weight="bold" officeooo:rsid="0036a3a0" officeooo:paragraph-rsid="003ad658" style:font-size-asian="14pt" style:font-weight-asian="bold" style:font-size-complex="14pt" style:font-weight-complex="bold"/>
    </style:style>
    <style:style style:name="P41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851c3" officeooo:paragraph-rsid="003851c3" style:font-size-asian="14pt" style:font-weight-asian="bold" style:font-size-complex="14pt" style:font-weight-complex="bold"/>
    </style:style>
    <style:style style:name="P42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db022" officeooo:paragraph-rsid="003db022" style:font-size-asian="14pt" style:font-weight-asian="bold" style:font-size-complex="14pt" style:font-weight-complex="bold"/>
    </style:style>
    <style:style style:name="P43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4643b3" style:font-size-asian="14pt" style:font-weight-asian="bold" style:font-size-complex="14pt" style:font-weight-complex="bold"/>
    </style:style>
    <style:style style:name="P44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4b8421" style:font-size-asian="14pt" style:font-weight-asian="bold" style:font-size-complex="14pt" style:font-weight-complex="bold"/>
    </style:style>
    <style:style style:name="P45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46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47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46d02" officeooo:paragraph-rsid="00346d02" style:font-size-asian="25pt" style:font-style-asian="italic" style:font-size-complex="25pt" style:font-style-complex="italic"/>
    </style:style>
    <style:style style:name="P4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488e70" style:font-size-asian="14pt" style:font-size-complex="14pt"/>
    </style:style>
    <style:style style:name="P49" style:family="paragraph" style:parent-style-name="Standard" style:list-style-name="L1">
      <style:paragraph-properties fo:line-height="150%" fo:text-align="start" style:justify-single-word="false"/>
      <style:text-properties style:font-name="FreeSans" fo:font-size="14pt" fo:letter-spacing="0.035cm" officeooo:rsid="004f890a" officeooo:paragraph-rsid="003ad658" style:font-size-asian="14pt" style:font-size-complex="14pt"/>
    </style:style>
    <style:style style:name="P50" style:family="paragraph" style:parent-style-name="Standard" style:list-style-name="L1">
      <style:paragraph-properties fo:line-height="150%" fo:text-align="start" style:justify-single-word="false"/>
      <style:text-properties style:font-name="FreeSans" fo:font-size="14pt" fo:letter-spacing="0.035cm" officeooo:rsid="0057455e" officeooo:paragraph-rsid="003ad658" style:font-size-asian="14pt" style:font-size-complex="14pt"/>
    </style:style>
    <style:style style:name="P51" style:family="paragraph" style:parent-style-name="Standard">
      <style:paragraph-properties fo:line-height="150%"/>
      <style:text-properties style:font-name="FreeSans" fo:font-size="15pt" fo:letter-spacing="0.035cm" officeooo:rsid="0036a3a0" officeooo:paragraph-rsid="0036a3a0" style:font-size-asian="13.1000003814697pt" style:font-size-complex="15pt"/>
    </style:style>
    <style:style style:name="P52" style:family="paragraph" style:parent-style-name="Standard" style:list-style-name="L1">
      <style:paragraph-properties fo:line-height="150%" fo:text-align="start" style:justify-single-word="false"/>
      <style:text-properties officeooo:paragraph-rsid="003ad658"/>
    </style:style>
    <style:style style:name="P53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2b19d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5584d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e6ec9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86f6a3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873633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794f2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weight="normal" officeooo:rsid="006794f2" officeooo:paragraph-rsid="003ad658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db022" officeooo:paragraph-rsid="003db022" style:font-size-asian="14pt" style:font-weight-asian="bold" style:font-size-complex="14pt" style:font-weight-complex="bold"/>
    </style:style>
    <style:style style:name="P61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6a3a0" officeooo:paragraph-rsid="003db022" style:font-size-asian="14pt" style:font-weight-asian="bold" style:font-size-complex="14pt" style:font-weight-complex="bold"/>
    </style:style>
    <style:style style:name="P62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4e65f5" style:font-size-asian="14pt" style:font-weight-asian="bold" style:font-size-complex="14pt" style:font-weight-complex="bold"/>
    </style:style>
    <style:style style:name="P63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53f6e1" style:font-size-asian="14pt" style:font-weight-asian="bold" style:font-size-complex="14pt" style:font-weight-complex="bold"/>
    </style:style>
    <style:style style:name="P64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5757a0" style:font-size-asian="14pt" style:font-weight-asian="bold" style:font-size-complex="14pt" style:font-weight-complex="bold"/>
    </style:style>
    <style:style style:name="P65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653f0c" style:font-size-asian="14pt" style:font-weight-asian="bold" style:font-size-complex="14pt" style:font-weight-complex="bold"/>
    </style:style>
    <style:style style:name="P66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4406be" officeooo:paragraph-rsid="004406be" style:font-size-asian="13.1000003814697pt" style:font-weight-asian="bold" style:font-size-complex="15pt" style:font-weight-complex="bold"/>
    </style:style>
    <style:style style:name="P67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4e65f5" style:font-size-asian="14pt" style:font-weight-asian="bold" style:font-size-complex="14pt" style:font-weight-complex="bold"/>
    </style:style>
    <style:style style:name="P68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53f6e1" style:font-size-asian="14pt" style:font-weight-asian="bold" style:font-size-complex="14pt" style:font-weight-complex="bold"/>
    </style:style>
    <style:style style:name="P69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5757a0" style:font-size-asian="14pt" style:font-weight-asian="bold" style:font-size-complex="14pt" style:font-weight-complex="bold"/>
    </style:style>
    <style:style style:name="P70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653f0c" style:font-size-asian="14pt" style:font-weight-asian="bold" style:font-size-complex="14pt" style:font-weight-complex="bold"/>
    </style:style>
    <style:style style:name="P71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4a54be" officeooo:paragraph-rsid="004643b3" style:font-size-asian="14pt" style:font-style-asian="normal" style:font-weight-asian="normal" style:font-size-complex="14pt" style:font-style-complex="normal" style:font-weight-complex="normal"/>
    </style:style>
    <style:style style:name="P72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33954" officeooo:paragraph-rsid="004b8421" style:font-size-asian="14pt" style:font-style-asian="normal" style:font-weight-asian="normal" style:font-size-complex="14pt" style:font-style-complex="normal" style:font-weight-complex="normal"/>
    </style:style>
    <style:style style:name="P73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4e65f5" officeooo:paragraph-rsid="004e65f5" style:font-size-asian="14pt" style:font-style-asian="normal" style:font-weight-asian="normal" style:font-size-complex="14pt" style:font-style-complex="normal" style:font-weight-complex="normal"/>
    </style:style>
    <style:style style:name="P74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34e429" officeooo:paragraph-rsid="0053f6e1" style:font-size-asian="14pt" style:font-style-asian="normal" style:font-weight-asian="normal" style:font-size-complex="14pt" style:font-style-complex="normal" style:font-weight-complex="normal"/>
    </style:style>
    <style:style style:name="P75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34e429" officeooo:paragraph-rsid="005757a0" style:font-size-asian="14pt" style:font-style-asian="normal" style:font-weight-asian="normal" style:font-size-complex="14pt" style:font-style-complex="normal" style:font-weight-complex="normal"/>
    </style:style>
    <style:style style:name="P76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34e429" officeooo:paragraph-rsid="0058a6d2" style:font-size-asian="14pt" style:font-style-asian="normal" style:font-weight-asian="normal" style:font-size-complex="14pt" style:font-style-complex="normal" style:font-weight-complex="normal"/>
    </style:style>
    <style:style style:name="P77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34e429" officeooo:paragraph-rsid="00651098" style:font-size-asian="14pt" style:font-style-asian="normal" style:font-weight-asian="normal" style:font-size-complex="14pt" style:font-style-complex="normal" style:font-weight-complex="normal"/>
    </style:style>
    <style:style style:name="P7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34e429" officeooo:paragraph-rsid="00653f0c" style:font-size-asian="14pt" style:font-style-asian="normal" style:font-weight-asian="normal" style:font-size-complex="14pt" style:font-style-complex="normal" style:font-weight-complex="normal"/>
    </style:style>
    <style:style style:name="P79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5757a0" officeooo:paragraph-rsid="005757a0" style:font-size-asian="14pt" style:font-style-asian="normal" style:font-weight-asian="normal" style:font-size-complex="14pt" style:font-style-complex="normal" style:font-weight-complex="normal"/>
    </style:style>
    <style:style style:name="P80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57455e" officeooo:paragraph-rsid="003ad658" style:font-size-asian="14pt" style:font-size-complex="14pt"/>
    </style:style>
    <style:style style:name="P81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a2e366" officeooo:paragraph-rsid="003ad658" style:font-size-asian="14pt" style:font-size-complex="14pt"/>
    </style:style>
    <style:style style:name="P82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ab1bfe" officeooo:paragraph-rsid="003ad658" style:font-size-asian="14pt" style:font-size-complex="14pt"/>
    </style:style>
    <style:style style:name="P83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5d2daf" officeooo:paragraph-rsid="003ad658" style:font-size-asian="14pt" style:font-size-complex="14pt"/>
    </style:style>
    <style:style style:name="P84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4e65f5" style:font-size-asian="14pt" style:font-size-complex="14pt"/>
    </style:style>
    <style:style style:name="P85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53f6e1" style:font-size-asian="14pt" style:font-size-complex="14pt"/>
    </style:style>
    <style:style style:name="P86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5757a0" style:font-size-asian="14pt" style:font-size-complex="14pt"/>
    </style:style>
    <style:style style:name="P87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653f0c" style:font-size-asian="14pt" style:font-size-complex="14pt"/>
    </style:style>
    <style:style style:name="P88" style:family="paragraph" style:parent-style-name="Table_20_Contents">
      <style:paragraph-properties fo:text-align="center" style:justify-single-word="false"/>
      <style:text-properties style:font-name="FreeSans" fo:font-size="14pt" fo:letter-spacing="0.035cm" fo:font-style="italic" fo:font-weight="bold" officeooo:rsid="003db022" officeooo:paragraph-rsid="00388103" style:font-size-asian="14pt" style:font-style-asian="italic" style:font-weight-asian="bold" style:font-size-complex="14pt" style:font-style-complex="italic" style:font-weight-complex="bold"/>
    </style:style>
    <style:style style:name="P89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e65f5" style:font-size-asian="14pt" style:font-size-complex="14pt"/>
    </style:style>
    <style:style style:name="P90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53f6e1" style:font-size-asian="14pt" style:font-size-complex="14pt"/>
    </style:style>
    <style:style style:name="P91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5757a0" style:font-size-asian="14pt" style:font-size-complex="14pt"/>
    </style:style>
    <style:style style:name="P92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653f0c" style:font-size-asian="14pt" style:font-size-complex="14pt"/>
    </style:style>
    <style:style style:name="P93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e65f5" style:font-size-asian="14pt" style:font-weight-asian="bold" style:font-size-complex="14pt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53f6e1" style:font-size-asian="14pt" style:font-weight-asian="bold" style:font-size-complex="14pt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5757a0" style:font-size-asian="14pt" style:font-weight-asian="bold" style:font-size-complex="14pt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653f0c" style:font-size-asian="14pt" style:font-weight-asian="bold" style:font-size-complex="14pt" style:font-weight-complex="bold"/>
    </style:style>
    <style:style style:name="P97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officeooo:rsid="0059b964" officeooo:paragraph-rsid="003ad658" style:font-size-asian="14pt" style:font-size-complex="14pt"/>
    </style:style>
    <style:style style:name="P98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officeooo:rsid="005c41fc" officeooo:paragraph-rsid="003ad658" style:font-size-asian="14pt" style:font-size-complex="14pt"/>
    </style:style>
    <style:style style:name="P9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4e65f5" style:font-size-asian="14pt" style:font-size-complex="14pt"/>
    </style:style>
    <style:style style:name="P10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3f6e1" style:font-size-asian="14pt" style:font-size-complex="14pt"/>
    </style:style>
    <style:style style:name="P10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757a0" style:font-size-asian="14pt" style:font-size-complex="14pt"/>
    </style:style>
    <style:style style:name="P10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8a6d2" style:font-size-asian="14pt" style:font-size-complex="14pt"/>
    </style:style>
    <style:style style:name="P10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d3115" style:font-size-asian="14pt" style:font-size-complex="14pt"/>
    </style:style>
    <style:style style:name="P10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653f0c" style:font-size-asian="14pt" style:font-size-complex="14pt"/>
    </style:style>
    <style:style style:name="P10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51098" officeooo:paragraph-rsid="00651098" style:font-size-asian="14pt" style:font-size-complex="14pt"/>
    </style:style>
    <style:style style:name="P10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53f0c" officeooo:paragraph-rsid="00653f0c" style:font-size-asian="14pt" style:font-size-complex="14pt"/>
    </style:style>
    <style:style style:name="P10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e65f5" officeooo:paragraph-rsid="004e65f5" style:font-size-asian="14pt" style:font-weight-asian="bold" style:font-size-complex="14pt" style:font-weight-complex="bold"/>
    </style:style>
    <style:style style:name="P10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e65f5" officeooo:paragraph-rsid="005757a0" style:font-size-asian="14pt" style:font-weight-asian="bold" style:font-size-complex="14pt" style:font-weight-complex="bold"/>
    </style:style>
    <style:style style:name="P10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53f6e1" style:font-size-asian="14pt" style:font-weight-asian="bold" style:font-size-complex="14pt" style:font-weight-complex="bold"/>
    </style:style>
    <style:style style:name="P11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58a6d2" style:font-size-asian="14pt" style:font-weight-asian="bold" style:font-size-complex="14pt" style:font-weight-complex="bold"/>
    </style:style>
    <style:style style:name="P11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59ef13" style:font-size-asian="14pt" style:font-weight-asian="bold" style:font-size-complex="14pt" style:font-weight-complex="bold"/>
    </style:style>
    <style:style style:name="P112" style:family="paragraph">
      <loext:graphic-properties draw:fill-color="#2c3756"/>
    </style:style>
    <style:style style:name="P113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4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15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2ea5fe"/>
    </style:style>
    <style:style style:name="T2" style:family="text">
      <style:text-properties officeooo:rsid="0031d503"/>
    </style:style>
    <style:style style:name="T3" style:family="text">
      <style:text-properties officeooo:rsid="00304b5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3b697" style:font-weight-asian="bold" style:font-weight-complex="bold"/>
    </style:style>
    <style:style style:name="T6" style:family="text">
      <style:text-properties officeooo:rsid="002a61b8"/>
    </style:style>
    <style:style style:name="T7" style:family="text">
      <style:text-properties officeooo:rsid="002f1e74"/>
    </style:style>
    <style:style style:name="T8" style:family="text">
      <style:text-properties fo:color="#405e01" fo:font-weight="bold" style:font-weight-asian="bold" style:font-weight-complex="bold"/>
    </style:style>
    <style:style style:name="T9" style:family="text">
      <style:text-properties fo:color="#405e01" fo:font-weight="bold" officeooo:rsid="00520f0a" style:font-weight-asian="bold" style:font-weight-complex="bold"/>
    </style:style>
    <style:style style:name="T10" style:family="text">
      <style:text-properties style:font-name="FreeSans" fo:font-size="14pt" fo:letter-spacing="0.035cm" officeooo:rsid="0052741e" style:font-size-asian="14pt" style:font-size-complex="14pt"/>
    </style:style>
    <style:style style:name="T11" style:family="text">
      <style:text-properties style:font-name="FreeSans" fo:font-size="14pt" fo:letter-spacing="0.035cm" officeooo:rsid="0054c533" style:font-size-asian="14pt" style:font-size-complex="14pt"/>
    </style:style>
    <style:style style:name="T12" style:family="text">
      <style:text-properties style:font-name="FreeSans" fo:font-size="14pt" fo:letter-spacing="0.035cm" officeooo:rsid="004df41e" style:font-size-asian="14pt" style:font-size-complex="14pt"/>
    </style:style>
    <style:style style:name="T13" style:family="text">
      <style:text-properties fo:letter-spacing="0.035cm" officeooo:rsid="0057455e"/>
    </style:style>
    <style:style style:name="T14" style:family="text">
      <style:text-properties fo:letter-spacing="0.035cm" officeooo:rsid="00a2e366"/>
    </style:style>
    <style:style style:name="T15" style:family="text">
      <style:text-properties fo:letter-spacing="0.035cm" officeooo:rsid="00a4d979"/>
    </style:style>
    <style:style style:name="T16" style:family="text">
      <style:text-properties fo:letter-spacing="0.035cm" officeooo:rsid="00ab1bfe"/>
    </style:style>
    <style:style style:name="T17" style:family="text">
      <style:text-properties fo:letter-spacing="0.035cm" officeooo:rsid="005d2daf"/>
    </style:style>
    <style:style style:name="T18" style:family="text">
      <style:text-properties officeooo:rsid="0086f6a3"/>
    </style:style>
    <style:style style:name="T19" style:family="text">
      <style:text-properties officeooo:rsid="0084bd60"/>
    </style:style>
    <style:style style:name="T20" style:family="text">
      <style:text-properties fo:font-style="normal" fo:text-shadow="none" style:text-underline-style="none" style:font-style-asian="normal" style:font-style-complex="normal"/>
    </style:style>
    <style:style style:name="T21" style:family="text">
      <style:text-properties fo:font-style="normal" fo:text-shadow="none" style:text-underline-style="none" officeooo:rsid="0068e562" style:font-style-asian="normal" style:font-style-complex="normal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3f717b" style:font-style-asian="italic" style:font-style-complex="italic"/>
    </style:style>
    <style:style style:name="T24" style:family="text">
      <style:text-properties fo:font-style="italic" officeooo:rsid="0049ce28" style:font-style-asian="italic" style:font-style-complex="italic"/>
    </style:style>
    <style:style style:name="T25" style:family="text">
      <style:text-properties fo:font-style="italic" officeooo:rsid="004f8179" style:font-style-asian="italic" style:font-style-complex="italic"/>
    </style:style>
    <style:style style:name="T26" style:family="text">
      <style:text-properties fo:font-style="italic" officeooo:rsid="005d3115" style:font-style-asian="italic" style:font-style-complex="italic"/>
    </style:style>
    <style:style style:name="T27" style:family="text">
      <style:text-properties fo:font-style="italic" officeooo:rsid="00653f0c" style:font-style-asian="italic" style:font-style-complex="italic"/>
    </style:style>
    <style:style style:name="T2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53f6e1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4f8179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653f0c" style:font-style-asian="italic" style:font-weight-asian="normal" style:font-style-complex="italic" style:font-weight-complex="normal"/>
    </style:style>
    <style:style style:name="T32" style:family="text">
      <style:text-properties fo:font-style="italic" style:text-underline-style="solid" style:text-underline-width="auto" style:text-underline-color="font-color" fo:font-weight="normal" officeooo:rsid="004f8179" style:font-style-asian="italic" style:font-weight-asian="normal" style:font-style-complex="italic" style:font-weight-complex="normal"/>
    </style:style>
    <style:style style:name="T33" style:family="text">
      <style:text-properties officeooo:rsid="003f717b"/>
    </style:style>
    <style:style style:name="T34" style:family="text">
      <style:text-properties officeooo:rsid="0041b035"/>
    </style:style>
    <style:style style:name="T35" style:family="text">
      <style:text-properties officeooo:rsid="00454e36"/>
    </style:style>
    <style:style style:name="T3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7" style:family="text">
      <style:text-properties officeooo:rsid="0049ce28"/>
    </style:style>
    <style:style style:name="T38" style:family="text">
      <style:text-properties officeooo:rsid="004a54be"/>
    </style:style>
    <style:style style:name="T39" style:family="text">
      <style:text-properties fo:text-shadow="1pt 1pt"/>
    </style:style>
    <style:style style:name="T40" style:family="text">
      <style:text-properties fo:text-shadow="1pt 1pt" fo:font-weight="bold" style:font-weight-asian="bold" style:font-weight-complex="bold"/>
    </style:style>
    <style:style style:name="T41" style:family="text">
      <style:text-properties fo:text-shadow="1pt 1pt" fo:font-weight="bold" officeooo:rsid="004a54be" style:font-weight-asian="bold" style:font-weight-complex="bold"/>
    </style:style>
    <style:style style:name="T42" style:family="text">
      <style:text-properties fo:text-shadow="1pt 1pt" fo:font-weight="bold" officeooo:rsid="0053f6e1" style:font-weight-asian="bold" style:font-weight-complex="bold"/>
    </style:style>
    <style:style style:name="T43" style:family="text">
      <style:text-properties fo:text-shadow="1pt 1pt" fo:font-weight="bold" officeooo:rsid="005757a0" style:font-weight-asian="bold" style:font-weight-complex="bold"/>
    </style:style>
    <style:style style:name="T44" style:family="text">
      <style:text-properties fo:text-shadow="1pt 1pt" fo:font-weight="bold" officeooo:rsid="0058a6d2" style:font-weight-asian="bold" style:font-weight-complex="bold"/>
    </style:style>
    <style:style style:name="T45" style:family="text">
      <style:text-properties fo:text-shadow="1pt 1pt" fo:font-weight="bold" officeooo:rsid="005b394f" style:font-weight-asian="bold" style:font-weight-complex="bold"/>
    </style:style>
    <style:style style:name="T46" style:family="text">
      <style:text-properties fo:text-shadow="1pt 1pt" fo:font-weight="bold" officeooo:rsid="005d3115" style:font-weight-asian="bold" style:font-weight-complex="bold"/>
    </style:style>
    <style:style style:name="T47" style:family="text">
      <style:text-properties fo:text-shadow="1pt 1pt" fo:font-weight="bold" officeooo:rsid="005e031e" style:font-weight-asian="bold" style:font-weight-complex="bold"/>
    </style:style>
    <style:style style:name="T48" style:family="text">
      <style:text-properties fo:text-shadow="1pt 1pt" fo:font-weight="bold" officeooo:rsid="00653f0c" style:font-weight-asian="bold" style:font-weight-complex="bold"/>
    </style:style>
    <style:style style:name="T49" style:family="text">
      <style:text-properties fo:text-shadow="1pt 1pt" officeooo:rsid="0053f6e1"/>
    </style:style>
    <style:style style:name="T50" style:family="text">
      <style:text-properties fo:text-shadow="1pt 1pt" fo:font-weight="normal" officeooo:rsid="005757a0" style:font-weight-asian="normal" style:font-weight-complex="normal"/>
    </style:style>
    <style:style style:name="T51" style:family="text">
      <style:text-properties fo:text-shadow="1pt 1pt" officeooo:rsid="0058a6d2"/>
    </style:style>
    <style:style style:name="T52" style:family="text">
      <style:text-properties fo:text-shadow="1pt 1pt" officeooo:rsid="0059ef13"/>
    </style:style>
    <style:style style:name="T53" style:family="text">
      <style:text-properties officeooo:rsid="004b8421"/>
    </style:style>
    <style:style style:name="T54" style:family="text">
      <style:text-properties officeooo:rsid="004e65f5"/>
    </style:style>
    <style:style style:name="T55" style:family="text">
      <style:text-properties officeooo:rsid="0029adc3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fo:font-weight="normal" officeooo:rsid="004f657f" style:font-weight-asian="normal" style:font-weight-complex="normal"/>
    </style:style>
    <style:style style:name="T58" style:family="text">
      <style:text-properties fo:font-weight="normal" officeooo:rsid="004f8179" style:font-weight-asian="normal" style:font-weight-complex="normal"/>
    </style:style>
    <style:style style:name="T59" style:family="text">
      <style:text-properties fo:font-weight="normal" officeooo:rsid="0053f6e1" style:font-weight-asian="normal" style:font-weight-complex="normal"/>
    </style:style>
    <style:style style:name="T60" style:family="text">
      <style:text-properties fo:font-weight="normal" officeooo:rsid="005757a0" style:font-weight-asian="normal" style:font-weight-complex="normal"/>
    </style:style>
    <style:style style:name="T61" style:family="text">
      <style:text-properties fo:font-weight="normal" officeooo:rsid="0058a6d2" style:font-weight-asian="normal" style:font-weight-complex="normal"/>
    </style:style>
    <style:style style:name="T62" style:family="text">
      <style:text-properties fo:font-weight="normal" officeooo:rsid="0059ef13" style:font-weight-asian="normal" style:font-weight-complex="normal"/>
    </style:style>
    <style:style style:name="T63" style:family="text">
      <style:text-properties fo:font-weight="normal" officeooo:rsid="00653f0c" style:font-weight-asian="normal" style:font-weight-complex="normal"/>
    </style:style>
    <style:style style:name="T64" style:family="text">
      <style:text-properties officeooo:rsid="004f8179"/>
    </style:style>
    <style:style style:name="T65" style:family="text">
      <style:text-properties officeooo:rsid="0050c4a1"/>
    </style:style>
    <style:style style:name="T66" style:family="text">
      <style:text-properties officeooo:rsid="0053f6e1"/>
    </style:style>
    <style:style style:name="T67" style:family="text">
      <style:text-properties officeooo:rsid="005757a0"/>
    </style:style>
    <style:style style:name="T68" style:family="text">
      <style:text-properties officeooo:rsid="0058a6d2"/>
    </style:style>
    <style:style style:name="T69" style:family="text">
      <style:text-properties officeooo:rsid="005d3115"/>
    </style:style>
    <style:style style:name="T70" style:family="text">
      <style:text-properties officeooo:rsid="005eda19"/>
    </style:style>
    <style:style style:name="T71" style:family="text">
      <style:text-properties officeooo:rsid="002eb4c3"/>
    </style:style>
    <style:style style:name="T72" style:family="text">
      <style:text-properties officeooo:rsid="00653f0c"/>
    </style:style>
    <style:style style:name="T73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0" draw:name="Shape2" draw:style-name="gr1" draw:text-style-name="P112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16" draw:name="Shape2" draw:style-name="gr4" draw:text-style-name="P112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34">Modelo de casos de uso</text:p>
      <text:p text:style-name="P32"><draw:frame draw:style-name="fr2" draw:name="Image1" text:anchor-type="as-char" svg:width="14.6cm" svg:height="6.6cm" draw:z-index="18"><draw:image xlink:href="Pictures/1000020100000226000000FA9C3F27F97A3CB667.png" xlink:type="simple" xlink:show="embed" xlink:actuate="onLoad" loext:mime-type="image/png"/></draw:frame></text:p>
      <text:p text:style-name="P33"><text:span text:style-name="T7">Proyecto </text:span><text:span text:style-name="T5">Colibrí</text:span></text:p>
      <text:p text:style-name="P23"/>
      <text:p text:style-name="P27">Asignatura</text:p>
      <text:p text:style-name="P23">Laboratorio de desarrollo de software</text:p>
      <text:p text:style-name="P23"/>
      <text:p text:style-name="P27">Autor</text:p>
      <text:p text:style-name="P26">Cinthia Lima y Ariel Machini</text:p>
      <text:p text:style-name="P23"/>
      <text:p text:style-name="P27">Fecha de redacción</text:p>
      <text:p text:style-name="P23"><text:span text:style-name="T2">26</text:span>/<text:span text:style-name="T2">09</text:span>/<text:span text:style-name="T2">2017</text:span></text:p>
      <text:p text:style-name="P45"><draw:custom-shape text:anchor-type="paragraph" draw:z-index="1" draw:name="Shape1" draw:style-name="gr2" draw:text-style-name="P113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115" svg:width="6.501cm" svg:height="18.5cm" svg:x="0.499cm" svg:y="0.75cm"><draw:text-box><text:p text:style-name="P114"><text:span text:style-name="T73">El modelo de casos de uso describe la funcionalidad propuesta del nuevo sistema.</text:span></text:p><text:p text:style-name="P114"><text:span text:style-name="T73">Este modelo se basa en la descripción de elementos o usuarios externos al sistema (actores) y de la funcionalidad del sistema (casos de <text:s/>uso).</text:span></text:p><text:p text:style-name="P114"><text:span text:style-name="T73">Un modelo de casos de uso describe los requerimientos funcionales de un actor en términos de las interacciones. Este modelo presenta el sistema desde la perspectiva del usuario.</text:span></text:p></draw:text-box></draw:frame></text:p>
      <text:p text:style-name="P46">Índice</text:p>
      <text:p text:style-name="P24"/>
      <text:p text:style-name="P24">Aquí va el índice <text:span text:style-name="T6">(se debería insertar al final)</text:span>.</text:p>
      <text:p text:style-name="P47">Modelo de casos de uso</text:p>
      <text:p text:style-name="P25"/>
      <text:p text:style-name="P37">Requerimientos</text:p>
      <text:p text:style-name="P40">Requerimientos funcionales</text:p>
      <text:list xml:id="list4170773855" text:style-name="L1">
        <text:list-item>
          <text:p text:style-name="P49">El sistema deberá permitir rellenar formularios a los diferentes usuarios y enviarlos.</text:p>
        </text:list-item>
        <text:list-item>
          <text:p text:style-name="P52"><text:span text:style-name="T10">El sistema deberá permitir que </text:span><text:span text:style-name="T11">cualquier usuario con los permisos necesarios cree formularios para el área que está administrando.</text:span></text:p>
        </text:list-item>
        <text:list-item>
          <text:p text:style-name="P52"><text:span text:style-name="T10">El sistema deberá permitir que </text:span><text:span text:style-name="T11">cualquier usuario con los permisos necesarios modifique formularios para el áreas que está administrando.</text:span></text:p>
        </text:list-item>
        <text:list-item>
          <text:p text:style-name="P52"><text:span text:style-name="T10">El sistema deberá permitir que </text:span><text:span text:style-name="T11">cualquier usuario con los permisos necesarios borre formularios para el área que está administrando.</text:span></text:p>
        </text:list-item>
        <text:list-item>
          <text:p text:style-name="P52"><text:span text:style-name="T12">El sistema deberá permitir iniciar sesión </text:span><text:span text:style-name="T11">utilizando el </text:span><text:span text:style-name="T12">correo institucional </text:span><text:span text:style-name="T11">de la unidad académica</text:span><text:span text:style-name="T12">.</text:span></text:p>
        </text:list-item>
        <text:list-item>
          <text:p text:style-name="P50">El sistema deberá permitir a quien cree formularios decidir por cuánto tiempo estará disponible su formulario.</text:p>
        </text:list-item>
        <text:list-item>
          <text:p text:style-name="P80">El sistema deberá permitir restringir el público objetivo de los formularios que se creen según sea necesario.</text:p>
        </text:list-item>
        <text:list-item>
          <text:p text:style-name="P97"><text:span text:style-name="T13">El sistema deberá permitir al administrador del sistema </text:span><text:span text:style-name="T14">agregar un gestor de formularios.</text:span></text:p>
        </text:list-item>
        <text:list-item>
          <text:p text:style-name="P81"><text:soft-page-break/>El sistema deberá permitir al administrador del sistema eliminar un gestor de formularios.</text:p>
        </text:list-item>
        <text:list-item>
          <text:p text:style-name="P97"><text:span text:style-name="T14">El sistema deberá permitir al administrador del sistema </text:span><text:span text:style-name="T15">modificar los datos del gestor de formularios.</text:span></text:p>
        </text:list-item>
        <text:list-item>
          <text:p text:style-name="P97"><text:span text:style-name="T15">El sistema deberá permitir al administrador del sistema </text:span><text:span text:style-name="T16">definir un limite de creación de formularios para cada gestor de formularios.</text:span></text:p>
        </text:list-item>
        <text:list-item>
          <text:p text:style-name="P82">El sistema deberá permitir a quien cree formularios decidir a qué dirección de correo electrónico se van a enviar las respuestas de los mismos.</text:p>
        </text:list-item>
        <text:list-item>
          <text:p text:style-name="P98"><text:span text:style-name="T16">El sistema deberá mostrar una vista distinta que se adapte a cada tipo de usuario </text:span><text:span text:style-name="T17">según sus permisos.</text:span></text:p>
        </text:list-item>
        <text:list-item>
          <text:p text:style-name="P83">El sistema deberá permitir filtrar formularios por nombre.</text:p>
        </text:list-item>
      </text:list>
      <text:p text:style-name="P37"/>
      <text:p text:style-name="P39">Requerimientos no funcionales</text:p>
      <text:list xml:id="list2014322624" text:style-name="L2">
        <text:list-item>
          <text:p text:style-name="P53">El sistema deberá ser desarrollado utilizando Ionic framework.</text:p>
        </text:list-item>
        <text:list-item>
          <text:p text:style-name="P54">El sistema deberá seguir el patrón de diseño <text:span text:style-name="T18">utilizado en UARGFlow</text:span>.</text:p>
        </text:list-item>
        <text:list-item>
          <text:p text:style-name="P55">El sistema deberá <text:span text:style-name="T19">ser una aplicación móvil basada en web.</text:span></text:p>
        </text:list-item>
        <text:list-item>
          <text:p text:style-name="P56">El sistema deberá admitir iniciar sesión con el correo institucional.</text:p>
        </text:list-item>
        <text:list-item>
          <text:p text:style-name="P57">El sistema deberá adoptar los colores utilizados en la página web de la UARG para la parte web.</text:p>
        </text:list-item>
        <text:list-item>
          <text:p text:style-name="P59"><text:span text:style-name="T21">La interfaz del sistema deberá </text:span><text:span text:style-name="T20">ser amigable para el usuario.</text:span></text:p>
        </text:list-item>
        <text:list-item>
          <text:p text:style-name="P58"><text:soft-page-break/>El sistema deberá permitir acceder a las funciones administrativas sólo a usuarios identificados con dichos permisos.</text:p>
        </text:list-item>
      </text:list>
      <text:p text:style-name="P28"/>
      <text:p text:style-name="P35">Actores</text:p>
      <text:p text:style-name="P42">Usuario</text:p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15">Actor</text:p>
          </table:table-cell>
          <table:table-cell table:style-name="Table1.B1" office:value-type="string">
            <text:p text:style-name="P88">Usuario</text:p>
          </table:table-cell>
          <table:table-cell table:style-name="Table1.C1" office:value-type="string">
            <text:p text:style-name="P9">ACT01</text:p>
          </table:table-cell>
        </table:table-row>
        <table:table-row>
          <table:table-cell table:style-name="Table1.A2" office:value-type="string">
            <text:p text:style-name="P15">Descripción</text:p>
          </table:table-cell>
          <table:table-cell table:style-name="Table1.B6" table:number-columns-spanned="2" office:value-type="string">
            <text:p text:style-name="P8">Este tipo de actor representa a los usuarios más comunes del sistema, los cuales no están registrados en el mismo.</text:p>
          </table:table-cell>
          <table:covered-table-cell/>
        </table:table-row>
        <table:table-row>
          <table:table-cell table:style-name="Table1.A2" office:value-type="string">
            <text:p text:style-name="P15">Características</text:p>
          </table:table-cell>
          <table:table-cell table:style-name="Table1.B6" table:number-columns-spanned="2" office:value-type="string">
            <text:p text:style-name="P8">Pueden realizar búsquedas y completar ciertos formularios para su posterior envío.</text:p>
          </table:table-cell>
          <table:covered-table-cell/>
        </table:table-row>
        <table:table-row>
          <table:table-cell table:style-name="Table1.A2" office:value-type="string">
            <text:p text:style-name="P15">Relaciones</text:p>
          </table:table-cell>
          <table:table-cell table:style-name="Table1.B6" table:number-columns-spanned="2" office:value-type="string">
            <text:p text:style-name="P7"/>
          </table:table-cell>
          <table:covered-table-cell/>
        </table:table-row>
        <table:table-row>
          <table:table-cell table:style-name="Table1.A2" office:value-type="string">
            <text:p text:style-name="P15">Referencias</text:p>
          </table:table-cell>
          <table:table-cell table:style-name="Table1.B6" table:number-columns-spanned="2" office:value-type="string">
            <text:p text:style-name="P12">CU01; CU02</text:p>
          </table:table-cell>
          <table:covered-table-cell/>
        </table:table-row>
        <table:table-row>
          <table:table-cell table:style-name="Table1.A2" office:value-type="string">
            <text:p text:style-name="P15">Comentarios</text:p>
          </table:table-cell>
          <table:table-cell table:style-name="Table1.B6" table:number-columns-spanned="2" office:value-type="string">
            <text:p text:style-name="P7"/>
          </table:table-cell>
          <table:covered-table-cell/>
        </table:table-row>
      </table:table>
      <text:p text:style-name="P38"/>
      <text:p text:style-name="P42">Gestor de formularios</text:p>
      <table:table table:name="Table4" table:style-name="Table4">
        <table:table-column table:style-name="Table4.A"/>
        <table:table-column table:style-name="Table4.B" table:number-columns-repeated="2"/>
        <table:table-row>
          <table:table-cell table:style-name="Table4.A1" office:value-type="string">
            <text:p text:style-name="P16">Actor</text:p>
          </table:table-cell>
          <table:table-cell table:style-name="Table4.B1" office:value-type="string">
            <text:p text:style-name="P21">Gestor de formularios</text:p>
          </table:table-cell>
          <table:table-cell table:style-name="Table4.C1" office:value-type="string">
            <text:p text:style-name="P9">ACT02</text:p>
          </table:table-cell>
        </table:table-row>
        <table:table-row>
          <table:table-cell table:style-name="Table4.A2" office:value-type="string">
            <text:p text:style-name="P16">Descripción</text:p>
          </table:table-cell>
          <table:table-cell table:style-name="Table4.B6" table:number-columns-spanned="2" office:value-type="string">
            <text:p text:style-name="P8">Este tipo de actor representa a aquellos usuarios con el privilegio de crear, modificar y eliminar sus propios formularios. Pueden acceder a todas las funciones a las que los usuarios comunes pueden acceder.</text:p>
          </table:table-cell>
          <table:covered-table-cell/>
        </table:table-row>
        <table:table-row>
          <table:table-cell table:style-name="Table4.A2" office:value-type="string">
            <text:p text:style-name="P16">Características</text:p>
          </table:table-cell>
          <table:table-cell table:style-name="Table4.B6" table:number-columns-spanned="2" office:value-type="string">
            <text:p text:style-name="P8">Pueden crear, modificar y eliminar sus propios formularios. Dichas funciones pueden estar sujetas a la previa aprobación del administrador del sistema.</text:p>
            <text:p text:style-name="P8">También pueden cambiar el estado de visibilidad de los mismos así como también <text:soft-page-break/>pueden cerrar sesión.</text:p>
          </table:table-cell>
          <table:covered-table-cell/>
        </table:table-row>
        <table:table-row>
          <table:table-cell table:style-name="Table4.A2" office:value-type="string">
            <text:p text:style-name="P16">Relaciones</text:p>
          </table:table-cell>
          <table:table-cell table:style-name="Table4.B6" table:number-columns-spanned="2" office:value-type="string">
            <text:p text:style-name="P8">Hereda de <text:span text:style-name="T22">Usuario</text:span>.</text:p>
          </table:table-cell>
          <table:covered-table-cell/>
        </table:table-row>
        <table:table-row>
          <table:table-cell table:style-name="Table4.A2" office:value-type="string">
            <text:p text:style-name="P16">Referencias</text:p>
          </table:table-cell>
          <table:table-cell table:style-name="Table4.B6" table:number-columns-spanned="2" office:value-type="string">
            <text:p text:style-name="P12">CU03; CU04; CU05; CU06; CU07; CU12; <text:span text:style-name="T35">CU13</text:span></text:p>
          </table:table-cell>
          <table:covered-table-cell/>
        </table:table-row>
        <table:table-row>
          <table:table-cell table:style-name="Table4.A2" office:value-type="string">
            <text:p text:style-name="P16">Comentarios</text:p>
          </table:table-cell>
          <table:table-cell table:style-name="Table4.B6" table:number-columns-spanned="2" office:value-type="string">
            <text:p text:style-name="P10"/>
          </table:table-cell>
          <table:covered-table-cell/>
        </table:table-row>
      </table:table>
      <text:p text:style-name="P61"/>
      <text:p text:style-name="P42">Administrador</text:p>
      <table:table table:name="Table5" table:style-name="Table5">
        <table:table-column table:style-name="Table5.A"/>
        <table:table-column table:style-name="Table5.B" table:number-columns-repeated="2"/>
        <table:table-row>
          <table:table-cell table:style-name="Table5.A1" office:value-type="string">
            <text:p text:style-name="P16">Actor</text:p>
          </table:table-cell>
          <table:table-cell table:style-name="Table5.B1" office:value-type="string">
            <text:p text:style-name="P21">Administrador</text:p>
          </table:table-cell>
          <table:table-cell table:style-name="Table5.C1" office:value-type="string">
            <text:p text:style-name="P9">ACT03</text:p>
          </table:table-cell>
        </table:table-row>
        <table:table-row>
          <table:table-cell table:style-name="Table5.A2" office:value-type="string">
            <text:p text:style-name="P16">Descripción</text:p>
          </table:table-cell>
          <table:table-cell table:style-name="Table5.B6" table:number-columns-spanned="2" office:value-type="string">
            <text:p text:style-name="P8">Este tipo de actor representa a los usuarios con el mayor nivel de privilegios del sistema.</text:p>
          </table:table-cell>
          <table:covered-table-cell/>
        </table:table-row>
        <table:table-row>
          <table:table-cell table:style-name="Table5.A2" office:value-type="string">
            <text:p text:style-name="P16">Características</text:p>
          </table:table-cell>
          <table:table-cell table:style-name="Table5.B6" table:number-columns-spanned="2" office:value-type="string">
            <text:p text:style-name="P8">Además de poder hacer todo lo que puede hacer un <text:span text:style-name="T23">G</text:span><text:span text:style-name="T22">estor de formularios</text:span>, <text:span text:style-name="T33">un administrador puede crear, modificar y eliminar gestores de formularios además de poder generar informes.</text:span></text:p>
          </table:table-cell>
          <table:covered-table-cell/>
        </table:table-row>
        <table:table-row>
          <table:table-cell table:style-name="Table5.A2" office:value-type="string">
            <text:p text:style-name="P16">Relaciones</text:p>
          </table:table-cell>
          <table:table-cell table:style-name="Table5.B6" table:number-columns-spanned="2" office:value-type="string">
            <text:p text:style-name="P8">Hereda de <text:span text:style-name="T23">Gestor de formularios</text:span>.</text:p>
          </table:table-cell>
          <table:covered-table-cell/>
        </table:table-row>
        <table:table-row>
          <table:table-cell table:style-name="Table5.A2" office:value-type="string">
            <text:p text:style-name="P16">Referencias</text:p>
          </table:table-cell>
          <table:table-cell table:style-name="Table5.B6" table:number-columns-spanned="2" office:value-type="string">
            <text:p text:style-name="P12">CU08; CU09; CU10; CU11</text:p>
          </table:table-cell>
          <table:covered-table-cell/>
        </table:table-row>
        <table:table-row>
          <table:table-cell table:style-name="Table5.A2" office:value-type="string">
            <text:p text:style-name="P16">Comentarios</text:p>
          </table:table-cell>
          <table:table-cell table:style-name="Table5.B6" table:number-columns-spanned="2" office:value-type="string">
            <text:p text:style-name="P11">Los administradores podrán decidir si un gestor de formularios puede o no <text:span text:style-name="T34">publicar </text:span>nuevos formularios <text:span text:style-name="T4">con total libertad</text:span> o si requiere la previa revisión de un administrador.</text:p>
          </table:table-cell>
          <table:covered-table-cell/>
        </table:table-row>
      </table:table>
      <text:p text:style-name="P30"/>
      <text:p text:style-name="P66">Descripción de casos de uso</text:p>
      <text:p text:style-name="P43">Buscar formulario (CU01)</text:p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19"><text:span text:style-name="T36">Actor:</text:span> <text:span text:style-name="T22">Usuario</text:span></text:p>
          </table:table-cell>
          <table:covered-table-cell/>
        </table:table-row>
        <table:table-row>
          <table:table-cell table:style-name="Table6.A2" office:value-type="string">
            <text:p text:style-name="P17">Descripción</text:p>
          </table:table-cell>
          <table:table-cell table:style-name="Table6.B3" office:value-type="string">
            <text:p text:style-name="P71">Mediante este caso de uso un usuario podrá buscar entre los formularios disponibles según el o los roles que tenga dentro del sistema.</text:p>
          </table:table-cell>
        </table:table-row>
        <table:table-row>
          <table:table-cell table:style-name="Table6.A2" office:value-type="string">
            <text:p text:style-name="P17">Flujo <text:soft-page-break/>principal</text:p>
          </table:table-cell>
          <table:table-cell table:style-name="Table6.B3" office:value-type="string">
            <text:p text:style-name="P48"><text:span text:style-name="T41">1.</text:span><text:span text:style-name="T38"> </text:span>El usuario ingresa el nombre del formulario que <text:soft-page-break/>desea encontrar y presiona el botón para realizar la búsqueda.</text:p>
            <text:p text:style-name="P48"><text:span text:style-name="T41">2.</text:span><text:span text:style-name="T38"> </text:span>Se le muestran los resultados de la búsqueda al usuario. Si no se encuentran resultados, se continúa con el <text:span text:style-name="T22">subflujo 1</text:span>.</text:p>
          </table:table-cell>
        </table:table-row>
        <table:table-row>
          <table:table-cell table:style-name="Table6.A2" office:value-type="string">
            <text:p text:style-name="P17">Subflujo 1</text:p>
          </table:table-cell>
          <table:table-cell table:style-name="Table6.B4" office:value-type="string">
            <text:p text:style-name="P13"><text:span text:style-name="T41">1.</text:span><text:span text:style-name="T38"> </text:span>Al no encontrarse ningún resultado, se le muestra al usuario un diálogo indicando dicha situación y se vuelven a mostrar todos los formularios.</text:p>
          </table:table-cell>
        </table:table-row>
        <table:table-row>
          <table:table-cell table:style-name="Table6.A2" office:value-type="string">
            <text:p text:style-name="P17">Excepciones</text:p>
          </table:table-cell>
          <table:table-cell table:style-name="Table6.B5" office:value-type="string">
            <text:p text:style-name="P13"><text:span text:style-name="T41">1. </text:span><text:span text:style-name="T40">A.</text:span> Si el usuario ingresa <text:span text:style-name="T37">una combinación de </text:span>caracteres <text:span text:style-name="T37">no permitida (\n, \0, \%, \t </text:span><text:span text:style-name="T24">[…]</text:span><text:span text:style-name="T37">) </text:span>en el cuadro de búsqueda la operación no se efectúa.</text:p>
          </table:table-cell>
        </table:table-row>
      </table:table>
      <text:p text:style-name="P28"/>
      <text:p text:style-name="P44"><text:span text:style-name="T53">Completar y enviar un formulario</text:span> (CU0<text:span text:style-name="T53">2</text:span>)</text:p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20"><text:span text:style-name="T36">Actor:</text:span> <text:span text:style-name="T22">Usuario</text:span></text:p>
          </table:table-cell>
          <table:covered-table-cell/>
        </table:table-row>
        <table:table-row>
          <table:table-cell table:style-name="Table7.A2" office:value-type="string">
            <text:p text:style-name="P18">Descripción</text:p>
          </table:table-cell>
          <table:table-cell table:style-name="Table7.B3" office:value-type="string">
            <text:p text:style-name="P72">En este caso de uso los diferentes usuarios del sistema van a completar los diferentes campos de formularios y enviarlos a la persona interesada en ellos.</text:p>
          </table:table-cell>
        </table:table-row>
        <table:table-row>
          <table:table-cell table:style-name="Table7.A2" office:value-type="string">
            <text:p text:style-name="P18">Flujo principal</text:p>
          </table:table-cell>
          <table:table-cell table:style-name="Table7.B3" office:value-type="string">
            <text:p text:style-name="P103"><text:span text:style-name="T41">1.</text:span><text:span text:style-name="T38"> </text:span>El usuario ingresa el nombre del formulario que desea encontrar.</text:p>
            <text:p text:style-name="P103"><text:span text:style-name="T46">2.</text:span><text:span text:style-name="T69"> El usuario </text:span>presiona el botón para realizar la búsqueda. <text:span text:style-name="T69">Si no hay resultados se continúa con el </text:span><text:span text:style-name="T26">subflujo 1</text:span><text:span text:style-name="T69">.</text:span></text:p>
          </table:table-cell>
        </table:table-row>
        <table:table-row>
          <table:table-cell table:style-name="Table7.A2" office:value-type="string">
            <text:p text:style-name="P18">Subflujo 1</text:p>
          </table:table-cell>
          <table:table-cell table:style-name="Table7.B4" office:value-type="string">
            <text:p text:style-name="P14"><text:span text:style-name="T41">1.</text:span><text:span text:style-name="T38"> </text:span>Al no encontrarse ningún resultado, se le muestra al usuario un diálogo indicando dicha situación y se vuelven a mostrar todos los formularios.</text:p>
          </table:table-cell>
        </table:table-row>
        <table:table-row>
          <table:table-cell table:style-name="Table7.A2" office:value-type="string">
            <text:p text:style-name="P18">Excepciones</text:p>
          </table:table-cell>
          <table:table-cell table:style-name="Table7.B5" office:value-type="string">
            <text:p text:style-name="P14"><text:span text:style-name="T47">2</text:span><text:span text:style-name="T41">. </text:span><text:span text:style-name="T40">A.</text:span> Si el usuario <text:span text:style-name="T70">ingresó</text:span> <text:span text:style-name="T37">una combinación de </text:span>caracteres <text:span text:style-name="T37">no permitida (\n, \0, \%, \t </text:span><text:span text:style-name="T24">[…]</text:span><text:span text:style-name="T37">) </text:span>en el cuadro de búsqueda la operación no se efectúa.</text:p>
          </table:table-cell>
        </table:table-row>
      </table:table>
      <text:p text:style-name="P31"><text:soft-page-break/></text:p>
      <text:p text:style-name="P62"><text:span text:style-name="T54">Crear formulario</text:span> (CU0<text:span text:style-name="T54">3</text:span>)</text:p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89"><text:span text:style-name="T36">Actor:</text:span> <text:span text:style-name="T25">Gestor de formularios</text:span></text:p>
          </table:table-cell>
          <table:covered-table-cell/>
        </table:table-row>
        <table:table-row>
          <table:table-cell table:style-name="Table8.A2" office:value-type="string">
            <text:p text:style-name="P93">Descripción</text:p>
          </table:table-cell>
          <table:table-cell table:style-name="Table8.B3" office:value-type="string">
            <text:p text:style-name="P73">E<text:span text:style-name="T55">n este caso de uso se podrá crear formularios solo por los usuarios con los permisos para hacerlo y definir para que subconjunto de usuarios esta habilitado, y por cuanto tiempo.</text:span></text:p>
          </table:table-cell>
        </table:table-row>
        <table:table-row>
          <table:table-cell table:style-name="Table8.A2" office:value-type="string">
            <text:p text:style-name="P93">Flujo principal</text:p>
          </table:table-cell>
          <table:table-cell table:style-name="Table8.B3" office:value-type="string">
            <text:p text:style-name="P99"><text:span text:style-name="T41">1.</text:span><text:span text:style-name="T38"> El usuario presiona el botón para comenzar con la creación del formulario.</text:span></text:p>
            <text:p text:style-name="P107"><text:span text:style-name="T39">2.</text:span><text:span text:style-name="T56"> El usuario </text:span><text:span text:style-name="T57">diseña el formulario que desea publicar.</text:span></text:p>
            <text:p text:style-name="P111"><text:span text:style-name="T39">3.</text:span><text:span text:style-name="T56"> El usuario presiona el botón “Enviar formulario”.</text:span></text:p>
            <text:p text:style-name="P111"><text:span text:style-name="T52">4.</text:span><text:span text:style-name="T62"> </text:span><text:span text:style-name="T58">Si el usuario no tiene libertad para publicar formularios se pasa al </text:span><text:span text:style-name="T30">subflujo 1</text:span><text:span text:style-name="T58">, de lo contrario se le muestra un aviso indicándole que su formulario fue publicado con éxito.</text:span></text:p>
          </table:table-cell>
        </table:table-row>
        <table:table-row>
          <table:table-cell table:style-name="Table8.A2" office:value-type="string">
            <text:p text:style-name="P93">Subflujo 1</text:p>
          </table:table-cell>
          <table:table-cell table:style-name="Table8.B4" office:value-type="string">
            <text:p text:style-name="P84"><text:span text:style-name="T41">1.</text:span><text:span text:style-name="T38"> </text:span>Al no <text:span text:style-name="T64">tener el permiso requerido para publicar formularios, se le notifica al usuario que el formulario que acaba de diseñar fue enviado para su aprobación por un administrador del sistema.</text:span></text:p>
          </table:table-cell>
        </table:table-row>
        <table:table-row>
          <table:table-cell table:style-name="Table8.A2" office:value-type="string">
            <text:p text:style-name="P93">Excepciones</text:p>
          </table:table-cell>
          <table:table-cell table:style-name="Table8.B5" office:value-type="string">
            <text:p text:style-name="P84"><text:span text:style-name="T45">3</text:span><text:span text:style-name="T41">. </text:span><text:span text:style-name="T40">A.</text:span> S<text:span text:style-name="T65">i el usuario no rellenó los campos requeridos para enviar el formulario, se le muestra al mismo un mensaje de error.</text:span></text:p>
          </table:table-cell>
        </table:table-row>
      </table:table>
      <text:p text:style-name="P67"/>
      <text:p text:style-name="P63"><text:span text:style-name="T66">Borrar formulario </text:span>(CU0<text:span text:style-name="T66">4</text:span>)</text:p>
      <table:table table:name="Table9" table:style-name="Table9">
        <table:table-column table:style-name="Table9.A"/>
        <table:table-column table:style-name="Table9.B"/>
        <table:table-row>
          <table:table-cell table:style-name="Table9.A1" table:number-columns-spanned="2" office:value-type="string">
            <text:p text:style-name="P90"><text:span text:style-name="T36">Actor:</text:span> <text:span text:style-name="T25">Gestor de formularios</text:span></text:p>
          </table:table-cell>
          <table:covered-table-cell/>
        </table:table-row>
        <table:table-row>
          <table:table-cell table:style-name="Table9.A2" office:value-type="string">
            <text:p text:style-name="P94">Descripción</text:p>
          </table:table-cell>
          <table:table-cell table:style-name="Table9.B3" office:value-type="string">
            <text:p text:style-name="P74"><text:span text:style-name="T55">En este caso de uso se podrá borrar formularios solo por los usuarios con los permisos para hacerlo.</text:span></text:p>
          </table:table-cell>
        </table:table-row>
        <text:soft-page-break/>
        <table:table-row>
          <table:table-cell table:style-name="Table9.A2" office:value-type="string">
            <text:p text:style-name="P94">Flujo principal</text:p>
          </table:table-cell>
          <table:table-cell table:style-name="Table9.B3" office:value-type="string">
            <text:p text:style-name="P100"><text:span text:style-name="T41">1.</text:span><text:span text:style-name="T38"> </text:span><text:span text:style-name="T59">El usuario presiona el botón para eliminar el formulario.</text:span></text:p>
            <text:p text:style-name="P109"><text:span text:style-name="T49">2</text:span><text:span text:style-name="T39">.</text:span><text:span text:style-name="T56"> </text:span><text:span text:style-name="T59">Se le muestra un mensaje al usuario un mensaje preguntándole si está seguro de que desea efectuar la eliminación del formulario. Si elige no eliminarlo, se continúa con el </text:span><text:span text:style-name="T29">subflujo 1</text:span><text:span text:style-name="T59">.</text:span></text:p>
            <text:p text:style-name="P109"><text:span text:style-name="T49">3.</text:span><text:span text:style-name="T59"> Se elimina el formulario y se le notifica al usuario de dicha acción.</text:span></text:p>
          </table:table-cell>
        </table:table-row>
        <table:table-row>
          <table:table-cell table:style-name="Table9.A2" office:value-type="string">
            <text:p text:style-name="P94">Subflujo 1</text:p>
          </table:table-cell>
          <table:table-cell table:style-name="Table9.B4" office:value-type="string">
            <text:p text:style-name="P85"><text:span text:style-name="T42">2. A</text:span><text:span text:style-name="T41">.</text:span><text:span text:style-name="T38"> Se cancela la operación y se cierra el mensaje.</text:span></text:p>
          </table:table-cell>
        </table:table-row>
      </table:table>
      <text:p text:style-name="P68"/>
      <text:p text:style-name="P64"><text:span text:style-name="T67">Modificar formulario </text:span>(CU0<text:span text:style-name="T67">5</text:span>)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table:number-columns-spanned="2" office:value-type="string">
            <text:p text:style-name="P91"><text:span text:style-name="T36">Actor:</text:span> <text:span text:style-name="T25">Gestor de formularios</text:span></text:p>
          </table:table-cell>
          <table:covered-table-cell/>
        </table:table-row>
        <table:table-row>
          <table:table-cell table:style-name="Table10.A2" office:value-type="string">
            <text:p text:style-name="P95">Descripción</text:p>
          </table:table-cell>
          <table:table-cell table:style-name="Table10.B2" office:value-type="string">
            <text:p text:style-name="P79">E<text:span text:style-name="T55">n este caso de uso se podrá modificar formularios solo por los usuarios con los permisos para hacerlo y también hacer publicas las modificaciones.</text:span></text:p>
          </table:table-cell>
        </table:table-row>
        <table:table-row>
          <table:table-cell table:style-name="Table10.A2" office:value-type="string">
            <text:p text:style-name="P95">Flujo principal</text:p>
          </table:table-cell>
          <table:table-cell table:style-name="Table10.B3" office:value-type="string">
            <text:p text:style-name="P101"><text:span text:style-name="T41">1.</text:span><text:span text:style-name="T38"> </text:span><text:span text:style-name="T59">El usuario presiona el botón para </text:span><text:span text:style-name="T60">modificar </text:span><text:span text:style-name="T59">el formulario.</text:span></text:p>
            <text:p text:style-name="P108"><text:span text:style-name="T39">2.</text:span><text:span text:style-name="T56"> El usuario </text:span><text:span text:style-name="T60">re</text:span><text:span text:style-name="T57">diseña el formulario </text:span><text:span text:style-name="T60">a su gusto</text:span><text:span text:style-name="T57">.</text:span></text:p>
            <text:p text:style-name="P110"><text:span text:style-name="T49">3.</text:span><text:span text:style-name="T59"> El usuario presiona el botón “</text:span><text:span text:style-name="T60">Guardar</text:span><text:span text:style-name="T59"> formulario”. </text:span><text:span text:style-name="T63">Si elige no guardar los cambios, se continúa con el </text:span><text:span text:style-name="T31">subflujo 1</text:span><text:span text:style-name="T63">.</text:span></text:p>
            <text:p text:style-name="P110"><text:span text:style-name="T51">4.</text:span><text:span text:style-name="T59"> </text:span><text:span text:style-name="T61">Los cambios se registran.</text:span></text:p>
          </table:table-cell>
        </table:table-row>
        <table:table-row>
          <table:table-cell table:style-name="Table10.A2" office:value-type="string">
            <text:p text:style-name="P94">Subflujo 1</text:p>
          </table:table-cell>
          <table:table-cell table:style-name="Table10.B4" office:value-type="string">
            <text:p text:style-name="P85"><text:span text:style-name="T48">3</text:span><text:span text:style-name="T42">. A</text:span><text:span text:style-name="T41">.</text:span><text:span text:style-name="T38"> Se cancela la operación y se vuelve a la pantalla de gestión de formularios.</text:span></text:p>
          </table:table-cell>
        </table:table-row>
      </table:table>
      <text:p text:style-name="P69"/>
      <text:p text:style-name="P64"><text:span text:style-name="T68">Cambiar visibilidad del formulario </text:span>(CU0<text:span text:style-name="T67">6</text:span>)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table:number-columns-spanned="2" office:value-type="string">
            <text:p text:style-name="P91"><text:span text:style-name="T36">Actor:</text:span> <text:span text:style-name="T25">Gestor de formularios</text:span></text:p>
          </table:table-cell>
          <table:covered-table-cell/>
        </table:table-row>
        <table:table-row>
          <table:table-cell table:style-name="Table11.A2" office:value-type="string">
            <text:p text:style-name="P95">Descripción</text:p>
          </table:table-cell>
          <table:table-cell table:style-name="Table11.B2" office:value-type="string">
            <text:p text:style-name="P76"><text:span text:style-name="T55">En este caso de uso se podrá habilitar o </text:span><text:soft-page-break/><text:span text:style-name="T55">deshabilitar formularios por los usuarios especificados arriba.</text:span></text:p>
          </table:table-cell>
        </table:table-row>
        <table:table-row>
          <table:table-cell table:style-name="Table11.A2" office:value-type="string">
            <text:p text:style-name="P95">Flujo principal</text:p>
          </table:table-cell>
          <table:table-cell table:style-name="Table11.B3" office:value-type="string">
            <text:p text:style-name="P102"><text:span text:style-name="T41">1.</text:span><text:span text:style-name="T38"> El usuario presiona el botón para cambiar la visibilidad del formulario.</text:span></text:p>
            <text:p text:style-name="P102"><text:span text:style-name="T44">2.</text:span><text:span text:style-name="T61"> La visibilidad del formulario se invierte (si está invisible, se hace visible y viceversa).</text:span></text:p>
          </table:table-cell>
        </table:table-row>
      </table:table>
      <text:p text:style-name="P69"/>
      <text:p text:style-name="P64"><text:span text:style-name="T68">Cerrar sesión </text:span>(CU0<text:span text:style-name="T67">7</text:span>)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table:number-columns-spanned="2" office:value-type="string">
            <text:p text:style-name="P91"><text:span text:style-name="T36">Actor:</text:span> <text:span text:style-name="T25">Gestor de formularios</text:span></text:p>
          </table:table-cell>
          <table:covered-table-cell/>
        </table:table-row>
        <table:table-row>
          <table:table-cell table:style-name="Table12.A2" office:value-type="string">
            <text:p text:style-name="P95">Descripción</text:p>
          </table:table-cell>
          <table:table-cell table:style-name="Table12.B2" office:value-type="string">
            <text:p text:style-name="P77"><text:span text:style-name="T71">En este caso de uso el usuario autentificado podrá cerrar su sesión en el sistema.</text:span></text:p>
          </table:table-cell>
        </table:table-row>
        <table:table-row>
          <table:table-cell table:style-name="Table12.A2" office:value-type="string">
            <text:p text:style-name="P95">Flujo principal</text:p>
          </table:table-cell>
          <table:table-cell table:style-name="Table12.B3" office:value-type="string">
            <text:p text:style-name="P101"><text:span text:style-name="T41">1.</text:span><text:span text:style-name="T38"> El usuario presiona el botón para cerrar la sesión</text:span><text:span text:style-name="T60">.</text:span></text:p>
            <text:p text:style-name="P105"><text:span text:style-name="T43">2.</text:span><text:span text:style-name="T60"> </text:span><text:span text:style-name="T56">Se cierra la sesión del usuario y se le muestra la lista de formularios.</text:span></text:p>
          </table:table-cell>
        </table:table-row>
      </table:table>
      <text:p text:style-name="P69"/>
      <text:p text:style-name="P64"><text:span text:style-name="T72">Agregar creador de formularios </text:span>(CU0<text:span text:style-name="T67">8</text:span>)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P91"><text:span text:style-name="T36">Actor:</text:span> <text:span text:style-name="T27">Administrador</text:span></text:p>
          </table:table-cell>
          <table:covered-table-cell/>
        </table:table-row>
        <table:table-row>
          <table:table-cell table:style-name="Table13.A2" office:value-type="string">
            <text:p text:style-name="P95">Descripción</text:p>
          </table:table-cell>
          <table:table-cell table:style-name="Table13.B3" office:value-type="string">
            <text:p text:style-name="P78"><text:span text:style-name="T71">En este caso de uso el administrador podrá agregar a diferentes usuarios para que puedan crear formularios en el sistema.</text:span></text:p>
          </table:table-cell>
        </table:table-row>
        <table:table-row>
          <table:table-cell table:style-name="Table13.A2" office:value-type="string">
            <text:p text:style-name="P95">Flujo principal</text:p>
          </table:table-cell>
          <table:table-cell table:style-name="Table13.B3" office:value-type="string">
            <text:p text:style-name="P101"><text:span text:style-name="T41">1.</text:span><text:span text:style-name="T38"> El usuario presiona el botón para agregar a un nuevo gestor de formularios al sistema</text:span><text:span text:style-name="T60">.</text:span></text:p>
            <text:p text:style-name="P106"><text:span text:style-name="T43">2.</text:span><text:span text:style-name="T60"> </text:span><text:span text:style-name="T56">El usuario ingresa el correo institucional de la persona que quiere agregar como gestor de formularios.</text:span></text:p>
            <text:p text:style-name="P106"><text:span text:style-name="T40">3.</text:span><text:span text:style-name="T56"> Se le muestra un mensaje de confirmación con los datos de la persona registrada con el correo institucional indicado al usuario.</text:span></text:p>
            <text:p text:style-name="P106"><text:span text:style-name="T40">4.</text:span><text:span text:style-name="T56"> El usuario presiona el botón “Aceptar”. Si elige </text:span><text:soft-page-break/><text:span text:style-name="T56">cancelar la operación, se continúa con el </text:span><text:span text:style-name="T28">subflujo 1</text:span><text:span text:style-name="T56">.</text:span></text:p>
          </table:table-cell>
        </table:table-row>
        <table:table-row>
          <table:table-cell table:style-name="Table13.A2" office:value-type="string">
            <text:p text:style-name="P95">Subflujo 1</text:p>
          </table:table-cell>
          <table:table-cell table:style-name="Table13.B4" office:value-type="string">
            <text:p text:style-name="P86"><text:span text:style-name="T48">4</text:span><text:span text:style-name="T42">. A</text:span><text:span text:style-name="T41">.</text:span><text:span text:style-name="T38"> Se cancela la operación y se vuelve a la pantalla de gestión de creadores de formularios.</text:span></text:p>
          </table:table-cell>
        </table:table-row>
      </table:table>
      <text:p text:style-name="P69"/>
      <text:p text:style-name="P64"><text:span text:style-name="T67">XYZ </text:span>(CU0<text:span text:style-name="T67">9</text:span>)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table:number-columns-spanned="2" office:value-type="string">
            <text:p text:style-name="P92"><text:span text:style-name="T32">Actor:</text:span><text:span text:style-name="T25"> </text:span><text:span text:style-name="T27">Administrador</text:span></text:p>
          </table:table-cell>
          <table:covered-table-cell/>
        </table:table-row>
        <table:table-row>
          <table:table-cell table:style-name="Table14.A2" office:value-type="string">
            <text:p text:style-name="P95">Descripción</text:p>
          </table:table-cell>
          <table:table-cell table:style-name="Table14.B3" office:value-type="string">
            <text:p text:style-name="P75"/>
          </table:table-cell>
        </table:table-row>
        <table:table-row>
          <table:table-cell table:style-name="Table14.A2" office:value-type="string">
            <text:p text:style-name="P95">Flujo principal</text:p>
          </table:table-cell>
          <table:table-cell table:style-name="Table14.B3" office:value-type="string">
            <text:p text:style-name="P101"><text:span text:style-name="T41">1.</text:span><text:span text:style-name="T38"> </text:span><text:span text:style-name="T60">Abc.</text:span></text:p>
          </table:table-cell>
        </table:table-row>
        <table:table-row>
          <table:table-cell table:style-name="Table14.A2" office:value-type="string">
            <text:p text:style-name="P95">Subflujo 1</text:p>
          </table:table-cell>
          <table:table-cell table:style-name="Table14.B4" office:value-type="string">
            <text:p text:style-name="P86"><text:span text:style-name="T43">1</text:span><text:span text:style-name="T42">. A</text:span><text:span text:style-name="T41">.</text:span><text:span text:style-name="T38"> Def.</text:span></text:p>
          </table:table-cell>
        </table:table-row>
      </table:table>
      <text:p text:style-name="P69"/>
      <text:p text:style-name="P64"><text:span text:style-name="T67">XYZ </text:span>(CU1<text:span text:style-name="T67">0</text:span>)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table:number-columns-spanned="2" office:value-type="string">
            <text:p text:style-name="P92"><text:span text:style-name="T32">Actor:</text:span><text:span text:style-name="T25"> </text:span><text:span text:style-name="T27">Administrador</text:span></text:p>
          </table:table-cell>
          <table:covered-table-cell/>
        </table:table-row>
        <table:table-row>
          <table:table-cell table:style-name="Table15.A2" office:value-type="string">
            <text:p text:style-name="P95">Descripción</text:p>
          </table:table-cell>
          <table:table-cell table:style-name="Table15.B3" office:value-type="string">
            <text:p text:style-name="P75"/>
          </table:table-cell>
        </table:table-row>
        <table:table-row>
          <table:table-cell table:style-name="Table15.A2" office:value-type="string">
            <text:p text:style-name="P95">Flujo principal</text:p>
          </table:table-cell>
          <table:table-cell table:style-name="Table15.B3" office:value-type="string">
            <text:p text:style-name="P101"><text:span text:style-name="T41">1.</text:span><text:span text:style-name="T38"> </text:span><text:span text:style-name="T60">Abc.</text:span></text:p>
          </table:table-cell>
        </table:table-row>
        <table:table-row>
          <table:table-cell table:style-name="Table15.A2" office:value-type="string">
            <text:p text:style-name="P95">Subflujo 1</text:p>
          </table:table-cell>
          <table:table-cell table:style-name="Table15.B4" office:value-type="string">
            <text:p text:style-name="P86"><text:span text:style-name="T43">1</text:span><text:span text:style-name="T42">. A</text:span><text:span text:style-name="T41">.</text:span><text:span text:style-name="T38"> Def.</text:span></text:p>
          </table:table-cell>
        </table:table-row>
      </table:table>
      <text:p text:style-name="P69"/>
      <text:p text:style-name="P64"><text:span text:style-name="T67">XYZ </text:span>(CU1<text:span text:style-name="T67">1</text:span>)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table:number-columns-spanned="2" office:value-type="string">
            <text:p text:style-name="P92"><text:span text:style-name="T32">Actor:</text:span><text:span text:style-name="T25"> </text:span><text:span text:style-name="T27">Administrador</text:span></text:p>
          </table:table-cell>
          <table:covered-table-cell/>
        </table:table-row>
        <table:table-row>
          <table:table-cell table:style-name="Table16.A2" office:value-type="string">
            <text:p text:style-name="P95">Descripción</text:p>
          </table:table-cell>
          <table:table-cell table:style-name="Table16.B3" office:value-type="string">
            <text:p text:style-name="P75"/>
          </table:table-cell>
        </table:table-row>
        <table:table-row>
          <table:table-cell table:style-name="Table16.A2" office:value-type="string">
            <text:p text:style-name="P95">Flujo principal</text:p>
          </table:table-cell>
          <table:table-cell table:style-name="Table16.B3" office:value-type="string">
            <text:p text:style-name="P101"><text:span text:style-name="T41">1.</text:span><text:span text:style-name="T38"> </text:span><text:span text:style-name="T60">Abc.</text:span></text:p>
          </table:table-cell>
        </table:table-row>
        <table:table-row>
          <table:table-cell table:style-name="Table16.A2" office:value-type="string">
            <text:p text:style-name="P95">Subflujo 1</text:p>
          </table:table-cell>
          <table:table-cell table:style-name="Table16.B4" office:value-type="string">
            <text:p text:style-name="P86"><text:span text:style-name="T43">1</text:span><text:span text:style-name="T42">. A</text:span><text:span text:style-name="T41">.</text:span><text:span text:style-name="T38"> Def.</text:span></text:p>
          </table:table-cell>
        </table:table-row>
      </table:table>
      <text:p text:style-name="P69"/>
      <text:p text:style-name="P64"><text:span text:style-name="T67">XYZ </text:span>(CU1<text:span text:style-name="T67">2</text:span>)</text:p>
      <table:table table:name="Table17" table:style-name="Table17">
        <table:table-column table:style-name="Table17.A"/>
        <table:table-column table:style-name="Table17.B"/>
        <text:soft-page-break/>
        <table:table-row>
          <table:table-cell table:style-name="Table17.A1" table:number-columns-spanned="2" office:value-type="string">
            <text:p text:style-name="P92"><text:span text:style-name="T32">Actor:</text:span><text:span text:style-name="T25"> </text:span><text:span text:style-name="T27">Administrador</text:span></text:p>
          </table:table-cell>
          <table:covered-table-cell/>
        </table:table-row>
        <table:table-row>
          <table:table-cell table:style-name="Table17.A2" office:value-type="string">
            <text:p text:style-name="P95">Descripción</text:p>
          </table:table-cell>
          <table:table-cell table:style-name="Table17.B3" office:value-type="string">
            <text:p text:style-name="P75"/>
          </table:table-cell>
        </table:table-row>
        <table:table-row>
          <table:table-cell table:style-name="Table17.A2" office:value-type="string">
            <text:p text:style-name="P95">Flujo principal</text:p>
          </table:table-cell>
          <table:table-cell table:style-name="Table17.B3" office:value-type="string">
            <text:p text:style-name="P101"><text:span text:style-name="T41">1.</text:span><text:span text:style-name="T38"> </text:span><text:span text:style-name="T60">Abc.</text:span></text:p>
          </table:table-cell>
        </table:table-row>
        <table:table-row>
          <table:table-cell table:style-name="Table17.A2" office:value-type="string">
            <text:p text:style-name="P95">Subflujo 1</text:p>
          </table:table-cell>
          <table:table-cell table:style-name="Table17.B4" office:value-type="string">
            <text:p text:style-name="P86"><text:span text:style-name="T43">1</text:span><text:span text:style-name="T42">. A</text:span><text:span text:style-name="T41">.</text:span><text:span text:style-name="T38"> Def.</text:span></text:p>
          </table:table-cell>
        </table:table-row>
      </table:table>
      <text:p text:style-name="P69"/>
      <text:p text:style-name="P64"><text:span text:style-name="T67">XYZ </text:span>(CU1<text:span text:style-name="T67">3</text:span>)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table:number-columns-spanned="2" office:value-type="string">
            <text:p text:style-name="P91"><text:span text:style-name="T36">Actor:</text:span> <text:span text:style-name="T25">Gestor de formularios</text:span></text:p>
          </table:table-cell>
          <table:covered-table-cell/>
        </table:table-row>
        <table:table-row>
          <table:table-cell table:style-name="Table18.A2" office:value-type="string">
            <text:p text:style-name="P95">Descripción</text:p>
          </table:table-cell>
          <table:table-cell table:style-name="Table18.B3" office:value-type="string">
            <text:p text:style-name="P75"/>
          </table:table-cell>
        </table:table-row>
        <table:table-row>
          <table:table-cell table:style-name="Table18.A2" office:value-type="string">
            <text:p text:style-name="P95">Flujo principal</text:p>
          </table:table-cell>
          <table:table-cell table:style-name="Table18.B3" office:value-type="string">
            <text:p text:style-name="P101"><text:span text:style-name="T41">1.</text:span><text:span text:style-name="T38"> </text:span><text:span text:style-name="T60">Abc.</text:span></text:p>
          </table:table-cell>
        </table:table-row>
        <table:table-row>
          <table:table-cell table:style-name="Table18.A2" office:value-type="string">
            <text:p text:style-name="P95">Subflujo 1</text:p>
          </table:table-cell>
          <table:table-cell table:style-name="Table18.B4" office:value-type="string">
            <text:p text:style-name="P86"><text:span text:style-name="T43">1</text:span><text:span text:style-name="T42">. A</text:span><text:span text:style-name="T41">.</text:span><text:span text:style-name="T38"> Def.</text:span></text:p>
          </table:table-cell>
        </table:table-row>
      </table:table>
      <text:p text:style-name="P69"/>
      <text:p text:style-name="P65"><text:span text:style-name="T67">XYZ </text:span>(CU1<text:span text:style-name="T67">3</text:span>)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table:number-columns-spanned="2" office:value-type="string">
            <text:p text:style-name="P92"><text:span text:style-name="T36">Actor:</text:span> <text:span text:style-name="T27">N/A</text:span></text:p>
          </table:table-cell>
          <table:covered-table-cell/>
        </table:table-row>
        <table:table-row>
          <table:table-cell table:style-name="Table19.A2" office:value-type="string">
            <text:p text:style-name="P96">Descripción</text:p>
          </table:table-cell>
          <table:table-cell table:style-name="Table19.B3" office:value-type="string">
            <text:p text:style-name="P78"/>
          </table:table-cell>
        </table:table-row>
        <table:table-row>
          <table:table-cell table:style-name="Table19.A2" office:value-type="string">
            <text:p text:style-name="P96">Flujo principal</text:p>
          </table:table-cell>
          <table:table-cell table:style-name="Table19.B3" office:value-type="string">
            <text:p text:style-name="P104"><text:span text:style-name="T41">1.</text:span><text:span text:style-name="T38"> </text:span><text:span text:style-name="T60">Abc.</text:span></text:p>
          </table:table-cell>
        </table:table-row>
        <table:table-row>
          <table:table-cell table:style-name="Table19.A2" office:value-type="string">
            <text:p text:style-name="P96">Subflujo 1</text:p>
          </table:table-cell>
          <table:table-cell table:style-name="Table19.B4" office:value-type="string">
            <text:p text:style-name="P87"><text:span text:style-name="T43">1</text:span><text:span text:style-name="T42">. A</text:span><text:span text:style-name="T41">.</text:span><text:span text:style-name="T38"> Def.</text:span></text:p>
          </table:table-cell>
        </table:table-row>
      </table:table>
      <text:p text:style-name="P70"/>
      <text:p text:style-name="P51"><text:span text:style-name="T8">Diagrama</text:span><text:span text:style-name="T9">s</text:span></text:p>
      <text:p text:style-name="P41">Diagramas de casos de uso</text:p>
      <text:p text:style-name="P28">Acá va el contenido.</text:p>
      <text:p text:style-name="P28"/>
      <text:p text:style-name="P41">Diagrama de paquetes</text:p>
      <text:p text:style-name="P29">Acá va el contenido.</text:p>
      <text:p text:style-name="P36"/>
      <text:p text:style-name="P41"><text:soft-page-break/>Diagrama de componentes</text:p>
      <text:p text:style-name="P29">Acá va el contenido.</text:p>
      <text:p text:style-name="P36"/>
      <text:p text:style-name="P41">Diagrama de clases</text:p>
      <text:p text:style-name="P29">Acá va el contenido.</text:p>
      <text:p text:style-name="P36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2ea5fe"/>
    </style:style>
    <style:style style:name="MT2" style:family="text">
      <style:text-properties officeooo:rsid="0031d503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/>MODELO DE CASOS DE USOS — </text:span>PÁGINA <text:page-number text:select-page="current">14</text:page-number><text:s/>DE <text:page-count>14</text:page-count></text:p>
      </style:header>
      <style:header-first>
        <text:p text:style-name="MP2"><text:span text:style-name="MT2">MODELO DE CASOS DE USO — </text:span>PÁGINA <text:page-number text:select-page="current">1</text:page-number><text:s/>DE <text:page-count>14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12"><draw:image xlink:href="Pictures/10000201000000370000004043863E6FA720894F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17"><draw:image xlink:href="Pictures/100002010000003700000040D048C39754851243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7-10-02T15:30:10.992217940</dc:date>
    <meta:editing-duration>PT7H47M6S</meta:editing-duration>
    <meta:editing-cycles>63</meta:editing-cycles>
    <meta:generator>LibreOffice/5.4.1.2$Linux_X86_64 LibreOffice_project/ea7cb86e6eeb2bf3a5af73a8f7777ac570321527</meta:generator>
    <dc:creator>Ariel Machini</dc:creator>
    <meta:document-statistic meta:table-count="19" meta:image-count="3" meta:object-count="0" meta:page-count="14" meta:paragraph-count="220" meta:word-count="1593" meta:character-count="9747" meta:non-whitespace-character-count="8389"/>
  </office:meta>
</office:document-meta>
</file>